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0000001F2C072ACBA7A817DE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465cm" fo:min-width="2.04cm"/>
    </style:style>
    <style:style style:name="gr4" style:family="graphic" style:parent-style-name="standard">
      <style:graphic-properties draw:stroke="none" svg:stroke-color="#000000" draw:fill="none" draw:fill-color="#ffffff" fo:min-height="0.1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3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3.175cm" svg:x="4.811cm" svg:y="4.017cm">
          <draw:image xlink:href="Pictures/10000000000002D0000001F2C072ACBA7A817DEA.jpg" xlink:type="simple" xlink:show="embed" xlink:actuate="onLoad" draw:mime-type="image/jpeg">
            <text:p/>
          </draw:image>
        </draw:frame>
        <draw:frame draw:style-name="gr2" draw:text-style-name="P2" draw:layer="layout" svg:width="0.502cm" svg:height="0.962cm" svg:x="22.272cm" svg:y="3.54cm">
          <draw:text-box>
            <text:p/>
          </draw:text-box>
        </draw:frame>
        <draw:custom-shape draw:style-name="gr3" draw:text-style-name="P3" draw:layer="layout" svg:width="2.54cm" svg:height="5.715cm" svg:x="21.002cm" svg:y="4.49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23cm" svg:height="0.569cm" svg:x="20.802cm" svg:y="4.364cm">
          <draw:text-box>
            <text:p text:style-name="P4"><text:span text:style-name="T1">С</text:span><text:span text:style-name="T1">т</text:span><text:span text:style-name="T1">е</text:span><text:span text:style-name="T1">н</text:span><text:span text:style-name="T1">о</text:span><text:span text:style-name="T1">з</text:span><text:span text:style-name="T1"> </text:span><text:span text:style-name="T1">а</text:span><text:span text:style-name="T1">о</text:span><text:span text:style-name="T1">р</text:span><text:span text:style-name="T1">т</text:span><text:span text:style-name="T1">ы</text:span></text:p>
          </draw:text-box>
        </draw:frame>
        <draw:frame draw:style-name="gr4" draw:text-style-name="P5" draw:layer="layout" svg:width="2.423cm" svg:height="0.569cm" svg:x="20.802cm" svg:y="4.957cm">
          <draw:text-box>
            <text:p text:style-name="P4"><text:span text:style-name="T1">ИБС</text:span></text:p>
          </draw:text-box>
        </draw:frame>
        <draw:frame draw:style-name="gr5" draw:text-style-name="P5" draw:layer="layout" svg:width="4.328cm" svg:height="1.205cm" svg:x="20.802cm" svg:y="5.556cm">
          <draw:text-box>
            <text:p text:style-name="P4"><text:span text:style-name="T1">ЗПА</text:span></text:p>
          </draw:text-box>
        </draw:frame>
        <draw:frame draw:style-name="gr6" draw:text-style-name="P5" draw:layer="layout" svg:width="3.057cm" svg:height="0.569cm" svg:x="20.803cm" svg:y="6.158cm">
          <draw:text-box>
            <text:p text:style-name="P4"><text:span text:style-name="T1">Инфаркт миокарда</text:span></text:p>
          </draw:text-box>
        </draw:frame>
        <draw:frame draw:style-name="gr6" draw:text-style-name="P5" draw:layer="layout" svg:width="3.057cm" svg:height="0.887cm" svg:x="20.804cm" svg:y="6.559cm">
          <draw:text-box>
            <text:p text:style-name="P4"><text:span text:style-name="T1">Фибрилляция предсердий</text:span></text:p>
          </draw:text-box>
        </draw:frame>
        <draw:frame draw:style-name="gr6" draw:text-style-name="P5" draw:layer="layout" svg:width="3.057cm" svg:height="0.569cm" svg:x="20.804cm" svg:y="7.332cm">
          <draw:text-box>
            <text:p text:style-name="P4"><text:span text:style-name="T1">СН</text:span></text:p>
          </draw:text-box>
        </draw:frame>
        <draw:frame draw:style-name="gr6" draw:text-style-name="P5" draw:layer="layout" svg:width="3.057cm" svg:height="0.569cm" svg:x="20.805cm" svg:y="7.933cm">
          <draw:text-box>
            <text:p text:style-name="P4"><text:span text:style-name="T1">Аневризма аорты</text:span></text:p>
          </draw:text-box>
        </draw:frame>
        <draw:frame draw:style-name="gr6" draw:text-style-name="P5" draw:layer="layout" svg:width="3.057cm" svg:height="0.569cm" svg:x="20.806cm" svg:y="8.534cm">
          <draw:text-box>
            <text:p text:style-name="P4"><text:span text:style-name="T1">Инсульт</text:span></text:p>
          </draw:text-box>
        </draw:frame>
        <draw:frame draw:style-name="gr6" draw:text-style-name="P5" draw:layer="layout" svg:width="3.057cm" svg:height="0.569cm" svg:x="20.807cm" svg:y="9.135cm">
          <draw:text-box>
            <text:p text:style-name="P4"><text:span text:style-name="T1">ЦБ</text:span></text:p>
          </draw:text-box>
        </draw:frame>
        <draw:frame draw:style-name="gr6" draw:text-style-name="P5" draw:layer="layout" svg:width="3.057cm" svg:height="0.569cm" svg:x="20.808cm" svg:y="9.736cm">
          <draw:text-box>
            <text:p text:style-name="P4"><text:span text:style-name="T1">СС</text:span></text:p>
          </draw:text-box>
        </draw:frame>
        <draw:custom-shape draw:style-name="gr7" draw:text-style-name="P3" draw:layer="layout" svg:width="2.858cm" svg:height="1.27cm" svg:x="18.462cm" svg:y="16.5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58cm" svg:height="1.27cm" svg:x="8.302cm" svg:y="16.55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057cm" svg:height="0.725cm" svg:x="19.209cm" svg:y="16.637cm">
          <draw:text-box>
            <text:p text:style-name="P6"><text:span text:style-name="T2">Женщины</text:span></text:p>
          </draw:text-box>
        </draw:frame>
        <draw:frame draw:style-name="gr6" draw:text-style-name="P9" draw:layer="layout" svg:width="3.057cm" svg:height="0.725cm" svg:x="8.51cm" svg:y="16.638cm">
          <draw:text-box>
            <text:p text:style-name="P8"><text:span text:style-name="T2">Мужчины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ira Mono for Powerl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ira Mono for Powerline" style:font-family-asian="'Fira Mono for Powerline'" style:font-family-generic-asian="system" style:font-pitch-asian="variable" style:font-size-asian="18pt" style:font-style-asian="normal" style:font-weight-asian="normal" style:font-name-complex="Fira Mono for Powerline" style:font-family-complex="'Fira Mono for Powerl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7:59:25.846187686</meta:creation-date>
    <dc:date>2023-06-13T20:49:42.002974578</dc:date>
    <meta:editing-duration>PT2H26M31S</meta:editing-duration>
    <meta:editing-cycles>1</meta:editing-cycles>
    <meta:document-statistic meta:object-count="17"/>
    <meta:generator>LibreOffice/7.5.3.2$Linux_X86_64 LibreOffice_project/50$Build-2</meta:generator>
  </office:meta>
</office:document-meta>
</file>